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17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Haustier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bsolute H.</text:p>
          </table:table-cell>
          <table:table-cell office:value-type="string" table:style-name="ce1">
            <text:p>relative 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nd</text:p>
          </table:table-cell>
          <table:table-cell office:value-type="float" office:value="4" table:style-name="ce1">
            <text:p>4</text:p>
          </table:table-cell>
          <table:table-cell office:value-type="float" office:value="0.13793103448275862" table:formula="msoxl:=B3/$B$13" table:style-name="ce2">
            <text:p>0,1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tze</text:p>
          </table:table-cell>
          <table:table-cell office:value-type="float" office:value="10" table:style-name="ce1">
            <text:p>10</text:p>
          </table:table-cell>
          <table:table-cell office:value-type="float" office:value="0.34482758620689657" table:formula="msoxl:=B4/$B$13" table:style-name="ce2">
            <text:p>0,3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ninchen</text:p>
          </table:table-cell>
          <table:table-cell office:value-type="float" office:value="3" table:style-name="ce1">
            <text:p>3</text:p>
          </table:table-cell>
          <table:table-cell office:value-type="float" office:value="0.10344827586206896" table:formula="msoxl:=B5/$B$13" table:style-name="ce2">
            <text:p>0,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che</text:p>
          </table:table-cell>
          <table:table-cell office:value-type="float" office:value="3" table:style-name="ce1">
            <text:p>3</text:p>
          </table:table-cell>
          <table:table-cell office:value-type="float" office:value="0.10344827586206896" table:formula="msoxl:=B6/$B$13" table:style-name="ce2">
            <text:p>0,1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ster</text:p>
          </table:table-cell>
          <table:table-cell office:value-type="float" office:value="1" table:style-name="ce1">
            <text:p>1</text:p>
          </table:table-cell>
          <table:table-cell office:value-type="float" office:value="3.4482758620689655E-2" table:formula="msoxl:=B7/$B$13" table:style-name="ce2">
            <text:p>0,0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lange</text:p>
          </table:table-cell>
          <table:table-cell office:value-type="float" office:value="2" table:style-name="ce1">
            <text:p>2</text:p>
          </table:table-cell>
          <table:table-cell office:value-type="float" office:value="6.8965517241379309E-2" table:formula="msoxl:=B8/$B$13" table:style-name="ce2">
            <text:p>0,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erschwein</text:p>
          </table:table-cell>
          <table:table-cell office:value-type="float" office:value="1" table:style-name="ce1">
            <text:p>1</text:p>
          </table:table-cell>
          <table:table-cell office:value-type="float" office:value="3.4482758620689655E-2" table:formula="msoxl:=B9/$B$13" table:style-name="ce2">
            <text:p>0,0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gel</text:p>
          </table:table-cell>
          <table:table-cell office:value-type="float" office:value="1" table:style-name="ce1">
            <text:p>1</text:p>
          </table:table-cell>
          <table:table-cell office:value-type="float" office:value="3.4482758620689655E-2" table:formula="msoxl:=B10/$B$13" table:style-name="ce2">
            <text:p>0,0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ins</text:p>
          </table:table-cell>
          <table:table-cell office:value-type="float" office:value="8" table:style-name="ce1">
            <text:p>8</text:p>
          </table:table-cell>
          <table:table-cell office:value-type="float" office:value="0.27586206896551724" table:formula="msoxl:=B11/$B$13" table:style-name="ce2">
            <text:p>0,2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me</text:p>
          </table:table-cell>
          <table:table-cell office:value-type="float" office:value="33" table:formula="msoxl:=SUM(B3:B11)" table:style-name="ce1">
            <text:p>33</text:p>
          </table:table-cell>
          <table:table-cell office:value-type="percentage" office:value="1.1379310344827585" table:formula="msoxl:=SUM(C3:C11)" table:style-name="ce3">
            <text:p>113,8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samt</text:p>
          </table:table-cell>
          <table:table-cell office:value-type="float" office:value="29" table:style-name="ce1">
            <text:p>2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nzahl der befragten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percentage-style style:name="N37">
      <number:number number:decimal-places="1" number:min-integer-digits="1"/>
      <number:text>%</number:text>
    </number:percentag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Administrator</dc:creator>
    <meta:creation-date>2009-04-16T11:32:48Z</meta:creation-date>
    <dc:date>2024-02-28T07:25:56Z</dc:dat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